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65000916" calcext:value-type="float">
            <text:p>30,65000916</text:p>
          </table:table-cell>
          <table:table-cell office:value-type="float" office:value="1.470673694E-026" calcext:value-type="float">
            <text:p>1,47E-026</text:p>
          </table:table-cell>
          <table:table-cell office:value-type="float" office:value="3.138783216" calcext:value-type="float">
            <text:p>3,138783216</text:p>
          </table:table-cell>
          <table:table-cell table:style-name="ce2" table:formula="of:=([.E3]-[.E2])/[.E2]" office:value-type="float" office:value="0.0169863223761398" calcext:value-type="float">
            <text:p>0,01698632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602" calcext:value-type="float">
            <text:p>16602</text:p>
          </table:table-cell>
          <table:table-cell office:value-type="float" office:value="24.55662918" calcext:value-type="float">
            <text:p>24,55662918</text:p>
          </table:table-cell>
          <table:table-cell office:value-type="float" office:value="1.623879741E-021" calcext:value-type="float">
            <text:p>1,62E-021</text:p>
          </table:table-cell>
          <table:table-cell office:value-type="float" office:value="2.343085289" calcext:value-type="float">
            <text:p>2,34308528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602" calcext:value-type="float">
            <text:p>16602</text:p>
          </table:table-cell>
          <table:table-cell office:value-type="float" office:value="24.82807922" calcext:value-type="float">
            <text:p>24,82807922</text:p>
          </table:table-cell>
          <table:table-cell office:value-type="float" office:value="1.906432723E-020" calcext:value-type="float">
            <text:p>1,91E-020</text:p>
          </table:table-cell>
          <table:table-cell office:value-type="float" office:value="2.356256723" calcext:value-type="float">
            <text:p>2,356256723</text:p>
          </table:table-cell>
          <table:table-cell table:formula="of:=([.E5]-[.E4])/[.E4]" office:value-type="float" office:value="0.00562140612714152" calcext:value-type="float">
            <text:p>0,005621406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060" calcext:value-type="float">
            <text:p>17060</text:p>
          </table:table-cell>
          <table:table-cell office:value-type="float" office:value="26.15473366" calcext:value-type="float">
            <text:p>26,15473366</text:p>
          </table:table-cell>
          <table:table-cell office:value-type="float" office:value="8.522965456E-018" calcext:value-type="float">
            <text:p>8,52E-018</text:p>
          </table:table-cell>
          <table:table-cell office:value-type="float" office:value="1.942336559" calcext:value-type="float">
            <text:p>1,94233655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060" calcext:value-type="float">
            <text:p>17060</text:p>
          </table:table-cell>
          <table:table-cell office:value-type="float" office:value="25.66322136" calcext:value-type="float">
            <text:p>25,66322136</text:p>
          </table:table-cell>
          <table:table-cell office:value-type="float" office:value="3.984679971E-019" calcext:value-type="float">
            <text:p>3,98E-019</text:p>
          </table:table-cell>
          <table:table-cell office:value-type="float" office:value="1.94980669" calcext:value-type="float">
            <text:p>1,94980669</text:p>
          </table:table-cell>
          <table:table-cell table:style-name="ce3" table:formula="of:=([.E7]-[.E6])/[.E6]" office:value-type="float" office:value="0.00384595088085341" calcext:value-type="float">
            <text:p>0,00384595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244" calcext:value-type="float">
            <text:p>17244</text:p>
          </table:table-cell>
          <table:table-cell office:value-type="float" office:value="26.12092781" calcext:value-type="float">
            <text:p>26,12092781</text:p>
          </table:table-cell>
          <table:table-cell office:value-type="float" office:value="5.246968356E-016" calcext:value-type="float">
            <text:p>5,25E-016</text:p>
          </table:table-cell>
          <table:table-cell office:value-type="float" office:value="1.692796111" calcext:value-type="float">
            <text:p>1,69279611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244" calcext:value-type="float">
            <text:p>17244</text:p>
          </table:table-cell>
          <table:table-cell office:value-type="float" office:value="25.94795609" calcext:value-type="float">
            <text:p>25,94795609</text:p>
          </table:table-cell>
          <table:table-cell office:value-type="float" office:value="2.55013483E-016" calcext:value-type="float">
            <text:p>2,55E-016</text:p>
          </table:table-cell>
          <table:table-cell office:value-type="float" office:value="1.696757674" calcext:value-type="float">
            <text:p>1,696757674</text:p>
          </table:table-cell>
          <table:table-cell table:style-name="ce3" table:formula="of:=([.E9]-[.E8])/[.E8]" office:value-type="float" office:value="0.00234024816943832" calcext:value-type="float">
            <text:p>0,002340248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501" calcext:value-type="float">
            <text:p>17501</text:p>
          </table:table-cell>
          <table:table-cell office:value-type="float" office:value="26.12758064" calcext:value-type="float">
            <text:p>26,12758064</text:p>
          </table:table-cell>
          <table:table-cell office:value-type="float" office:value="1.742062487E-015" calcext:value-type="float">
            <text:p>1,74E-015</text:p>
          </table:table-cell>
          <table:table-cell office:value-type="float" office:value="1.512572646" calcext:value-type="float">
            <text:p>1,51257264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501" calcext:value-type="float">
            <text:p>17501</text:p>
          </table:table-cell>
          <table:table-cell office:value-type="float" office:value="26.32869148" calcext:value-type="float">
            <text:p>26,32869148</text:p>
          </table:table-cell>
          <table:table-cell office:value-type="float" office:value="0.00000000000003954280141" calcext:value-type="float">
            <text:p>3,95E-014</text:p>
          </table:table-cell>
          <table:table-cell office:value-type="float" office:value="1.515799046" calcext:value-type="float">
            <text:p>1,515799046</text:p>
          </table:table-cell>
          <table:table-cell table:style-name="ce3" table:formula="of:=([.E11]-[.E10])/[.E10]" office:value-type="float" office:value="0.00213305457330078" calcext:value-type="float">
            <text:p>0,002133054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671" calcext:value-type="float">
            <text:p>17671</text:p>
          </table:table-cell>
          <table:table-cell office:value-type="float" office:value="26.41799927" calcext:value-type="float">
            <text:p>26,41799927</text:p>
          </table:table-cell>
          <table:table-cell office:value-type="float" office:value="0.000000000001271290365" calcext:value-type="float">
            <text:p>1,27E-012</text:p>
          </table:table-cell>
          <table:table-cell office:value-type="float" office:value="1.36853683" calcext:value-type="float">
            <text:p>1,3685368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671" calcext:value-type="float">
            <text:p>17671</text:p>
          </table:table-cell>
          <table:table-cell office:value-type="float" office:value="26.52749443" calcext:value-type="float">
            <text:p>26,52749443</text:p>
          </table:table-cell>
          <table:table-cell office:value-type="float" office:value="0.0000000000008446277532" calcext:value-type="float">
            <text:p>8,45E-013</text:p>
          </table:table-cell>
          <table:table-cell office:value-type="float" office:value="1.370543122" calcext:value-type="float">
            <text:p>1,370543122</text:p>
          </table:table-cell>
          <table:table-cell table:formula="of:=([.E13]-[.E12])/[.E12]" office:value-type="float" office:value="0.00146601242730158" calcext:value-type="float">
            <text:p>0,001466012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808" calcext:value-type="float">
            <text:p>17808</text:p>
          </table:table-cell>
          <table:table-cell office:value-type="float" office:value="26.54245377" calcext:value-type="float">
            <text:p>26,54245377</text:p>
          </table:table-cell>
          <table:table-cell office:value-type="float" office:value="0.000000000001475734465" calcext:value-type="float">
            <text:p>1,48E-012</text:p>
          </table:table-cell>
          <table:table-cell office:value-type="float" office:value="1.254443765" calcext:value-type="float">
            <text:p>1,25444376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808" calcext:value-type="float">
            <text:p>17808</text:p>
          </table:table-cell>
          <table:table-cell office:value-type="float" office:value="27.42168427" calcext:value-type="float">
            <text:p>27,42168427</text:p>
          </table:table-cell>
          <table:table-cell office:value-type="float" office:value="0.000000000003111473319" calcext:value-type="float">
            <text:p>3,11E-012</text:p>
          </table:table-cell>
          <table:table-cell office:value-type="float" office:value="1.255879402" calcext:value-type="float">
            <text:p>1,255879402</text:p>
          </table:table-cell>
          <table:table-cell table:formula="of:=([.E15]-[.E14])/[.E14]" office:value-type="float" office:value="0.00114444109816286" calcext:value-type="float">
            <text:p>0,00114444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905" calcext:value-type="float">
            <text:p>17905</text:p>
          </table:table-cell>
          <table:table-cell office:value-type="float" office:value="27.45703697" calcext:value-type="float">
            <text:p>27,45703697</text:p>
          </table:table-cell>
          <table:table-cell office:value-type="float" office:value="0.00000000000202400271" calcext:value-type="float">
            <text:p>2,02E-012</text:p>
          </table:table-cell>
          <table:table-cell office:value-type="float" office:value="1.163749456" calcext:value-type="float">
            <text:p>1,16374945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905" calcext:value-type="float">
            <text:p>17905</text:p>
          </table:table-cell>
          <table:table-cell office:value-type="float" office:value="28.04415321" calcext:value-type="float">
            <text:p>28,04415321</text:p>
          </table:table-cell>
          <table:table-cell office:value-type="float" office:value="0.00000000002982455949" calcext:value-type="float">
            <text:p>2,98E-011</text:p>
          </table:table-cell>
          <table:table-cell office:value-type="float" office:value="1.164943576" calcext:value-type="float">
            <text:p>1,164943576</text:p>
          </table:table-cell>
          <table:table-cell table:formula="of:=([.E17]-[.E16])/[.E16]" office:value-type="float" office:value="0.0010260971499005" calcext:value-type="float">
            <text:p>0,001026097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20" calcext:value-type="float">
            <text:p>18020</text:p>
          </table:table-cell>
          <table:table-cell office:value-type="float" office:value="33.94239044" calcext:value-type="float">
            <text:p>33,94239044</text:p>
          </table:table-cell>
          <table:table-cell office:value-type="float" office:value="0.0000000001705573044" calcext:value-type="float">
            <text:p>1,71E-010</text:p>
          </table:table-cell>
          <table:table-cell office:value-type="float" office:value="1.087102056" calcext:value-type="float">
            <text:p>1,08710205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20" calcext:value-type="float">
            <text:p>18020</text:p>
          </table:table-cell>
          <table:table-cell office:value-type="float" office:value="44.32212067" calcext:value-type="float">
            <text:p>44,32212067</text:p>
          </table:table-cell>
          <table:table-cell office:value-type="float" office:value="0.0000000002126653575" calcext:value-type="float">
            <text:p>2,13E-010</text:p>
          </table:table-cell>
          <table:table-cell office:value-type="float" office:value="1.088713884" calcext:value-type="float">
            <text:p>1,088713884</text:p>
          </table:table-cell>
          <table:table-cell table:style-name="ce3" table:formula="of:=([.E19]-[.E18])/[.E18]" office:value-type="float" office:value="0.00148268324128708" calcext:value-type="float">
            <text:p>0,001482683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130" calcext:value-type="float">
            <text:p>18130</text:p>
          </table:table-cell>
          <table:table-cell office:value-type="float" office:value="44.33681107" calcext:value-type="float">
            <text:p>44,33681107</text:p>
          </table:table-cell>
          <table:table-cell office:value-type="float" office:value="0.000000001420215612" calcext:value-type="float">
            <text:p>1,42E-009</text:p>
          </table:table-cell>
          <table:table-cell office:value-type="float" office:value="1.018401742" calcext:value-type="float">
            <text:p>1,01840174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130" calcext:value-type="float">
            <text:p>18130</text:p>
          </table:table-cell>
          <table:table-cell office:value-type="float" office:value="50.22802353" calcext:value-type="float">
            <text:p>50,22802353</text:p>
          </table:table-cell>
          <table:table-cell office:value-type="float" office:value="0.00000000007359855086" calcext:value-type="float">
            <text:p>7,36E-011</text:p>
          </table:table-cell>
          <table:table-cell office:value-type="float" office:value="1.019478917" calcext:value-type="float">
            <text:p>1,019478917</text:p>
          </table:table-cell>
          <table:table-cell table:style-name="ce3" table:formula="of:=([.E21]-[.E20])/[.E20]" office:value-type="float" office:value="0.00105771127009722" calcext:value-type="float">
            <text:p>0,0010577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196" calcext:value-type="float">
            <text:p>18196</text:p>
          </table:table-cell>
          <table:table-cell office:value-type="float" office:value="50.23229599" calcext:value-type="float">
            <text:p>50,23229599</text:p>
          </table:table-cell>
          <table:table-cell office:value-type="float" office:value="0.0000000167894445" calcext:value-type="float">
            <text:p>1,68E-008</text:p>
          </table:table-cell>
          <table:table-cell office:value-type="float" office:value="0.9580712318" calcext:value-type="float">
            <text:p>0,958071231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371039273136231" calcext:value-type="float">
            <text:p>0,00371039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0:41:57.829392565</dc:date>
    <meta:document-statistic meta:table-count="1" meta:cell-count="121" meta:object-count="0"/>
    <meta:generator>LibreOffice/4.1.4.2$Linux_X86_64 LibreOffice_project/410m0$Build-2</meta:generator>
  </office:meta>
</office:document-meta>
</file>